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officeooo:paragraph-rsid="000f9c16" style:font-size-asian="11pt" style:font-size-complex="11pt"/>
    </style:style>
    <style:style style:name="P4" style:family="paragraph" style:parent-style-name="Standard">
      <style:text-properties fo:font-size="11pt" fo:background-color="#dde8cb" style:font-size-asian="11pt" style:font-size-complex="11pt"/>
    </style:style>
    <style:style style:name="P5" style:family="paragraph" style:parent-style-name="Standard">
      <style:text-properties fo:font-size="11pt" officeooo:paragraph-rsid="00132601" fo:background-color="#dde8cb" style:font-size-asian="11pt" style:font-size-complex="11pt"/>
    </style:style>
    <style:style style:name="P6" style:family="paragraph" style:parent-style-name="Standard">
      <style:text-properties fo:font-size="11pt" fo:background-color="#ffd8ce" style:font-size-asian="11pt" style:font-size-complex="11pt"/>
    </style:style>
    <style:style style:name="P7" style:family="paragraph" style:parent-style-name="Standard">
      <style:text-properties fo:font-size="11pt" officeooo:paragraph-rsid="000f9c16" fo:background-color="#ffd8ce" style:font-size-asian="11pt" style:font-size-complex="11pt"/>
    </style:style>
    <style:style style:name="P8" style:family="paragraph" style:parent-style-name="Standard">
      <style:text-properties fo:font-size="11pt" fo:background-color="#fff5ce" style:font-size-asian="11pt" style:font-size-complex="11pt"/>
    </style:style>
    <style:style style:name="P9" style:family="paragraph" style:parent-style-name="Standard">
      <style:text-properties fo:font-size="11pt" officeooo:paragraph-rsid="000f9c16" fo:background-color="#fff5ce" style:font-size-asian="11pt" style:font-size-complex="11pt"/>
    </style:style>
    <style:style style:name="P10" style:family="paragraph" style:parent-style-name="Standard">
      <style:text-properties fo:font-size="12pt" officeooo:paragraph-rsid="000f9c16" style:font-size-asian="12pt" style:font-size-complex="12pt"/>
    </style:style>
    <style:style style:name="P1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officeooo:paragraph-rsid="001244cb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 style:list-style-name="L1">
      <style:text-properties fo:font-size="11pt" officeooo:rsid="001244cb" officeooo:paragraph-rsid="001244cb" fo:background-color="transparent" style:font-size-asian="11pt" style:font-size-complex="11pt"/>
    </style:style>
    <style:style style:name="P15" style:family="paragraph" style:parent-style-name="Standard" style:list-style-name="L3">
      <style:text-properties fo:font-size="11pt" officeooo:rsid="001244cb" officeooo:paragraph-rsid="001244cb" fo:background-color="transparent" style:font-size-asian="11pt" style:font-size-complex="11pt"/>
    </style:style>
    <style:style style:name="P16" style:family="paragraph" style:parent-style-name="Standard" style:list-style-name="L2">
      <style:text-properties fo:font-size="11pt" officeooo:rsid="00132601" officeooo:paragraph-rsid="00132601" fo:background-color="transparent" style:font-size-asian="11pt" style:font-size-complex="11pt"/>
    </style:style>
    <style:style style:name="P17" style:family="paragraph" style:parent-style-name="Standard" style:list-style-name="L3">
      <style:text-properties fo:font-size="11pt" officeooo:rsid="00132601" officeooo:paragraph-rsid="00132601" fo:background-color="transparent" style:font-size-asian="11pt" style:font-size-complex="11pt"/>
    </style:style>
    <style:style style:name="P18" style:family="paragraph" style:parent-style-name="Standard" style:list-style-name="L4">
      <style:text-properties fo:font-size="11pt" officeooo:rsid="00132601" officeooo:paragraph-rsid="00132601" fo:background-color="transparent" style:font-size-asian="11pt" style:font-size-complex="11pt"/>
    </style:style>
    <style:style style:name="P19" style:family="paragraph" style:parent-style-name="Standard" style:list-style-name="L5">
      <style:text-properties fo:font-size="11pt" officeooo:rsid="00132601" officeooo:paragraph-rsid="00132601" fo:background-color="transparent" style:font-size-asian="11pt" style:font-size-complex="11pt"/>
    </style:style>
    <style:style style:name="P20" style:family="paragraph" style:parent-style-name="Standard" style:list-style-name="L6">
      <style:text-properties fo:font-size="11pt" officeooo:rsid="00132601" officeooo:paragraph-rsid="00132601" fo:background-color="transparent" style:font-size-asian="11pt" style:font-size-complex="11pt"/>
    </style:style>
    <style:style style:name="P21" style:family="paragraph" style:parent-style-name="Standard" style:list-style-name="L7">
      <style:text-properties fo:font-size="11pt" officeooo:rsid="00132601" officeooo:paragraph-rsid="00132601" fo:background-color="transparent" style:font-size-asian="11pt" style:font-size-complex="11pt"/>
    </style:style>
    <style:style style:name="P22" style:family="paragraph" style:parent-style-name="Standard" style:list-style-name="L8">
      <style:text-properties fo:font-size="11pt" officeooo:rsid="00132601" officeooo:paragraph-rsid="00132601" fo:background-color="transparent" style:font-size-asian="11pt" style:font-size-complex="11pt"/>
    </style:style>
    <style:style style:name="P23" style:family="paragraph" style:parent-style-name="Standard" style:list-style-name="L6">
      <style:text-properties fo:font-size="11pt" officeooo:rsid="00175848" officeooo:paragraph-rsid="00175848" fo:background-color="transparent" style:font-size-asian="11pt" style:font-size-complex="11pt"/>
    </style:style>
    <style:style style:name="P24" style:family="paragraph" style:parent-style-name="Standard" style:list-style-name="L11">
      <style:text-properties fo:font-size="11pt" officeooo:rsid="00175848" officeooo:paragraph-rsid="00175848" fo:background-color="transparent" style:font-size-asian="11pt" style:font-size-complex="11pt"/>
    </style:style>
    <style:style style:name="P25" style:family="paragraph" style:parent-style-name="Standard" style:list-style-name="L12">
      <style:text-properties fo:font-size="11pt" officeooo:rsid="00175848" officeooo:paragraph-rsid="00175848" fo:background-color="transparent" style:font-size-asian="11pt" style:font-size-complex="11pt"/>
    </style:style>
    <style:style style:name="P26" style:family="paragraph" style:parent-style-name="Standard" style:list-style-name="L14">
      <style:text-properties fo:font-size="11pt" officeooo:rsid="00175848" officeooo:paragraph-rsid="00175848" fo:background-color="transparent" style:font-size-asian="11pt" style:font-size-complex="11pt"/>
    </style:style>
    <style:style style:name="P27" style:family="paragraph" style:parent-style-name="Standard" style:list-style-name="L15">
      <style:text-properties fo:font-size="11pt" officeooo:rsid="00175848" officeooo:paragraph-rsid="00175848" fo:background-color="transparent" style:font-size-asian="11pt" style:font-size-complex="11pt"/>
    </style:style>
    <style:style style:name="P28" style:family="paragraph" style:parent-style-name="Standard" style:list-style-name="L16">
      <style:text-properties fo:font-size="11pt" officeooo:rsid="00175848" officeooo:paragraph-rsid="00175848" fo:background-color="transparent" style:font-size-asian="11pt" style:font-size-complex="11pt"/>
    </style:style>
    <style:style style:name="P29" style:family="paragraph" style:parent-style-name="Standard" style:list-style-name="L9">
      <style:text-properties fo:font-size="11pt" officeooo:rsid="00151f48" officeooo:paragraph-rsid="00151f48" fo:background-color="transparent" style:font-size-asian="11pt" style:font-size-complex="11pt"/>
    </style:style>
    <style:style style:name="P30" style:family="paragraph" style:parent-style-name="Standard" style:list-style-name="L10">
      <style:text-properties fo:font-size="11pt" officeooo:rsid="00151f48" officeooo:paragraph-rsid="00151f48" fo:background-color="transparent" style:font-size-asian="11pt" style:font-size-complex="11pt"/>
    </style:style>
    <style:style style:name="P31" style:family="paragraph" style:parent-style-name="Standard" style:list-style-name="L10">
      <style:text-properties fo:font-size="11pt" officeooo:rsid="0015efaa" officeooo:paragraph-rsid="0015efaa" fo:background-color="transparent" style:font-size-asian="11pt" style:font-size-complex="11pt"/>
    </style:style>
    <style:style style:name="P32" style:family="paragraph" style:parent-style-name="Standard" style:list-style-name="L13">
      <style:text-properties fo:font-size="11pt" officeooo:rsid="00175848" officeooo:paragraph-rsid="00175848" style:font-size-asian="11pt" style:font-size-complex="11pt"/>
    </style:style>
    <style:style style:name="P33" style:family="paragraph" style:parent-style-name="Standard">
      <style:text-properties fo:font-size="11pt" officeooo:paragraph-rsid="0010463d" fo:background-color="#fff5ce" style:font-size-asian="11pt" style:font-size-complex="11pt"/>
    </style:style>
    <style:style style:name="P34" style:family="paragraph" style:parent-style-name="Standard" style:list-style-name="L1">
      <style:text-properties officeooo:rsid="00132601" officeooo:paragraph-rsid="00132601"/>
    </style:style>
    <style:style style:name="P3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background-color="transparent" loext:char-shading-value="0" style:font-size-asian="11pt" style:font-size-complex="11pt"/>
    </style:style>
    <style:style style:name="T3" style:family="text">
      <style:text-properties fo:font-size="11pt" officeooo:rsid="001244cb" fo:background-color="transparent" loext:char-shading-value="0" style:font-size-asian="11pt" style:font-size-complex="11pt"/>
    </style:style>
    <style:style style:name="T4" style:family="text">
      <style:text-properties fo:font-size="11pt" fo:background-color="#dde8cb" loext:char-shading-value="0" style:font-size-asian="11pt" style:font-size-complex="11pt"/>
    </style:style>
    <style:style style:name="T5" style:family="text">
      <style:text-properties fo:font-size="11pt" fo:background-color="#ffd8ce" loext:char-shading-value="0" style:font-size-asian="11pt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officeooo:rsid="001244cb"/>
    </style:style>
    <style:style style:name="T9" style:family="text">
      <style:text-properties fo:background-color="#ffd8ce" loext:char-shading-value="0"/>
    </style:style>
    <style:style style:name="T10" style:family="text">
      <style:text-properties officeooo:rsid="0017584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maine d’activité 2, option B « Solutions logicielles et applications métiers » : conception et développement d’applications</text:p>
      <text:p text:style-name="Standard"/>
      <text:p text:style-name="P13">Activité B2.1. Conception et développement d’une solution applicative</text:p>
      <text:p text:style-name="P12"><text:span text:style-name="T4">- Analyse d’un besoin exprimé </text:span><text:span text:style-name="T5">et de son contexte juridique</text:span></text:p>
      <text:list xml:id="list1473786847" text:style-name="L1">
        <text:list-item>
          <text:p text:style-name="P14">analyse d’un diagramme des cas d’utilisation</text:p>
        </text:list-item>
        <text:list-item>
          <text:p text:style-name="P34"><text:span text:style-name="T3">a</text:span><text:span text:style-name="T2">nalyse d’un schémas relationnel (entité association)</text:span></text:p>
        </text:list-item>
      </text:list>
      <text:p text:style-name="P4">- Participation à la conception de l’architecture d’une solution applicative</text:p>
      <text:list xml:id="list3241734186" text:style-name="L2">
        <text:list-item>
          <text:p text:style-name="P16">Architectures N tiers (BDD, API Rest, Front-end web / Front-end mobile)</text:p>
        </text:list-item>
      </text:list>
      <text:p text:style-name="P5">- Modélisation d’une solution applicative</text:p>
      <text:list xml:id="list3853837280" text:style-name="L3">
        <text:list-item>
          <text:p text:style-name="P15">Création d’un diagramme des cas d’utilisation</text:p>
        </text:list-item>
        <text:list-item>
          <text:p text:style-name="P17">Création d’un dictionnaire de données</text:p>
        </text:list-item>
        <text:list-item>
          <text:p text:style-name="P17">Création d’un schémas relationnel (entité / association)</text:p>
        </text:list-item>
      </text:list>
      <text:p text:style-name="P4">- Exploitation des ressources du cadre applicatif (framework)</text:p>
      <text:list xml:id="list3999587547" text:style-name="L4">
        <text:list-item>
          <text:p text:style-name="P18">Framework React (language JS)</text:p>
        </text:list-item>
        <text:list-item>
          <text:p text:style-name="P18">Framework Flutter (language Dart)</text:p>
        </text:list-item>
      </text:list>
      <text:p text:style-name="P4">- Identification, développement, utilisation ou adaptation de composants logiciels</text:p>
      <text:list xml:id="list2128772859" text:style-name="L5">
        <text:list-item>
          <text:p text:style-name="P19">Librairie express (Node JS)</text:p>
        </text:list-item>
        <text:list-item>
          <text:p text:style-name="P19">DRY coding, créations de composants réutilisables (ex: controllers, React components, hooks etc ..)</text:p>
        </text:list-item>
      </text:list>
      <text:p text:style-name="P4">- Exploitation des technologies Web <text:span text:style-name="T9">et mobile </text:span>pour mettre en œuvre les échanges entre</text:p>
      <text:p text:style-name="P4">applications</text:p>
      <text:list xml:id="list3177162480" text:style-name="L6">
        <text:list-item>
          <text:p text:style-name="P20">Protocole HTTP / <text:s/>API Rest <text:span text:style-name="T10">(Node JS - Express)</text:span></text:p>
        </text:list-item>
        <text:list-item>
          <text:p text:style-name="P23">Axios ou Fetch (React)</text:p>
        </text:list-item>
        <text:list-item>
          <text:p text:style-name="P23">Module natif HTTP (Dart / Flutter)</text:p>
        </text:list-item>
      </text:list>
      <text:p text:style-name="P4">- Utilisation de composants d’accès aux données</text:p>
      <text:list xml:id="list747991500" text:style-name="L7">
        <text:list-item>
          <text:p text:style-name="P21">Utilisation de la libraire MariaDB (Node JS)</text:p>
        </text:list-item>
        <text:list-item>
          <text:p text:style-name="P21">Création de controlleurs permettant l’accès à la base de données</text:p>
        </text:list-item>
      </text:list>
      <text:p text:style-name="P4">- Intégration continue des versions d’une solution applicative</text:p>
      <text:list xml:id="list3106118272" text:style-name="L8">
        <text:list-item>
          <text:p text:style-name="P22">Git / GIthub</text:p>
        </text:list-item>
      </text:list>
      <text:p text:style-name="P6">- Réalisation des tests nécessaires à la validation ou à la mise en production d’éléments</text:p>
      <text:p text:style-name="P6">adaptés ou développés</text:p>
      <text:list xml:id="list2233279256" text:style-name="L9">
        <text:list-item>
          <text:p text:style-name="P29">Test unitaires</text:p>
        </text:list-item>
      </text:list>
      <text:p text:style-name="P8">- Rédaction des documentations technique et d’utilisation d’une solution applicative</text:p>
      <text:p text:style-name="P4">- Exploitation des fonctionnalités d’un environnement de développement et de tests</text:p>
      <text:list xml:id="list3380807844" text:style-name="L10">
        <text:list-item>
          <text:p text:style-name="P30">Tips / amélioration de la productivité sur VS Code (raccourcis claviers et modules incontournables)</text:p>
        </text:list-item>
        <text:list-item>
          <text:p text:style-name="P30">Présentation de différentes interfaces de gestion de BDD: Dbeaver, Module VSCode: MySQL</text:p>
        </text:list-item>
        <text:list-item>
          <text:p text:style-name="P30">Seeding / insertion de fausses données pour tests</text:p>
        </text:list-item>
        <text:list-item>
          <text:p text:style-name="P31">Présentation de l’outil developpeur (navigateur)</text:p>
        </text:list-item>
        <text:list-item>
          <text:p text:style-name="P31">Mise en place de fichiers d’environnements pour séparer l’environnement de production et de developpement (Node JS - dotenv)</text:p>
        </text:list-item>
      </text:list>
      <text:p text:style-name="P2"/>
      <text:p text:style-name="P11">Activité B2.2. Maintenance corrective ou évolutive d’une solution applicative</text:p>
      <text:p text:style-name="P8">- Évaluation de la qualité d’une solution applicative</text:p>
      <text:p text:style-name="P8">- Recueil, analyse et mise à jour d'informations sur une version d’une solution applicative</text:p>
      <text:p text:style-name="P4">- Analyse et correction d’un dysfonctionnement</text:p>
      <text:list xml:id="list3391301896" text:style-name="L11">
        <text:list-item>
          <text:p text:style-name="P24">Débogage rudimentaire à l’aide des fonctions d’affichages de variables</text:p>
        </text:list-item>
      </text:list>
      <text:list xml:id="list2334529738" text:style-name="L12">
        <text:list-item>
          <text:p text:style-name="P25">Identification et localisation d’un bug <text:s/>à l’aide des outils de developpeur (navigateur)</text:p>
        </text:list-item>
        <text:list-item>
          <text:p text:style-name="P25">Débogage à l’aide d’outils spécifiques au Framework (ex: React devtools)</text:p>
        </text:list-item>
        <text:list-item>
          <text:p text:style-name="P25">Caractérisation d’un bug en fonction du message d’erreur affiché</text:p>
        </text:list-item>
      </text:list>
      <text:p text:style-name="P8">- Mise à jour de documentations technique et d’utilisation d’une solution applicative</text:p>
      <text:p text:style-name="P6">- Élaboration et réalisation de tests des éléments mis à jour</text:p>
      <text:list xml:id="list1633491058" text:style-name="L13">
        <text:list-item>
          <text:p text:style-name="P32">Tests unitaires</text:p>
        </text:list-item>
      </text:list>
      <text:p text:style-name="P2"><text:soft-page-break/></text:p>
      <text:p text:style-name="P11">Activité B2.3. Gestion des données</text:p>
      <text:p text:style-name="P4">- Exploitation de données à l’aide d’un langage de requêtes</text:p>
      <text:list xml:id="list2176924065" text:style-name="L14">
        <text:list-item>
          <text:p text:style-name="P26">SQL (MariaDB)</text:p>
        </text:list-item>
      </text:list>
      <text:p text:style-name="P4">- Développement de fonctionnalités applicatives au sein d’un SGBD</text:p>
      <text:list xml:id="list1340013907" text:style-name="L15">
        <text:list-item>
          <text:p text:style-name="P27">Procédures stockées</text:p>
        </text:list-item>
      </text:list>
      <text:p text:style-name="P4">- Conception ou adaptation d’une base de données</text:p>
      <text:list xml:id="list3324085593" text:style-name="L16">
        <text:list-item>
          <text:p text:style-name="P28">Schémas relationnel (Entité / Association)</text:p>
        </text:list-item>
      </text:list>
      <text:p text:style-name="P4">- Administration <text:span text:style-name="T9">et déploiement</text:span> d’une base de données</text:p>
      <text:p text:style-name="Standard"/>
      <text:p text:style-name="P1">Domaine d’activité 3 : Cybersécurité des services informatiques</text:p>
      <text:p text:style-name="P2"/>
      <text:p text:style-name="P3"><text:span text:style-name="T7">Option B « Solutions logicielles et applications métiers »</text:span> </text:p>
      <text:p text:style-name="P3"/>
      <text:p text:style-name="P10"><text:span text:style-name="T6">Activité B3.5. Cybersécurisation d’une solution applicative et de son développement </text:span><text:span text:style-name="T1"><text:tab/></text:span></text:p>
      <text:p text:style-name="P33">- Vérification des éléments contribuant à la qualité d’un développement informatique</text:p>
      <text:p text:style-name="P9">- Prise en compte de la sécurité dans un projet de développement d’une solution applicative</text:p>
      <text:p text:style-name="P7">- Mise en œuvre et vérification de la conformité d’une solution applicative et de son développement à un référentiel, une norme ou un standard de sécurité</text:p>
      <text:p text:style-name="P7">- Prévention des attaques</text:p>
      <text:p text:style-name="P7">- Analyse des connexions (logs) - Analyse d’incidents de sécurité, proposition et mise en œuvre de contre-mesures<text:span text:style-name="T8">t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5:59:50.732497671</meta:creation-date>
    <dc:date>2022-03-02T23:32:12.604399696</dc:date>
    <meta:editing-duration>PT2H16M56S</meta:editing-duration>
    <meta:editing-cycles>2</meta:editing-cycles>
    <meta:generator>LibreOffice/7.3.0.3$Linux_X86_64 LibreOffice_project/30$Build-3</meta:generator>
    <meta:document-statistic meta:table-count="0" meta:image-count="0" meta:object-count="0" meta:page-count="2" meta:paragraph-count="64" meta:word-count="581" meta:character-count="3892" meta:non-whitespace-character-count="3399"/>
  </office:meta>
</office:document-meta>
</file>